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paniały Dawco Miłości,</text:span><text:span text:style-name="T1"><text:line-break/></text:span><text:span text:style-name="T1">Składamy na Twoim stole,</text:span><text:span text:style-name="T1"><text:line-break/></text:span><text:span text:style-name="T1">Wszystko, co mamy,</text:span><text:span text:style-name="T1"><text:line-break/></text:span><text:span text:style-name="T1">Wszystko, co mamy,</text:span><text:span text:style-name="T1"><text:line-break/></text:span><text:span text:style-name="T1">Choć i tak</text:span><text:span text:style-name="T1"><text:line-break/></text:span><text:span text:style-name="T1">to od wieków jest Tw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5-20T13:48:28</meta:creation-date>
    <dc:date>2014-10-04T12:36:15.055000000</dc:date>
    <dc:language>pl-PL</dc:language>
    <meta:editing-cycles>7</meta:editing-cycles>
    <meta:editing-duration>PT3M19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